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3.186cm" table:align="left"/>
    </style:style>
    <style:style style:name="Table2.A" style:family="table-column">
      <style:table-column-properties style:column-width="3.422cm"/>
    </style:style>
    <style:style style:name="Table2.B" style:family="table-column">
      <style:table-column-properties style:column-width="8.608cm"/>
    </style:style>
    <style:style style:name="Table2.C" style:family="table-column">
      <style:table-column-properties style:column-width="11.157cm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23.163cm" table:align="left"/>
    </style:style>
    <style:style style:name="Table10.A" style:family="table-column">
      <style:table-column-properties style:column-width="3.422cm"/>
    </style:style>
    <style:style style:name="Table10.B" style:family="table-column">
      <style:table-column-properties style:column-width="8.608cm"/>
    </style:style>
    <style:style style:name="Table10.C" style:family="table-column">
      <style:table-column-properties style:column-width="11.134cm"/>
    </style:style>
    <style:style style:name="Table10.A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20.638cm" table:align="left"/>
    </style:style>
    <style:style style:name="Table1.A" style:family="table-column">
      <style:table-column-properties style:column-width="3.422cm"/>
    </style:style>
    <style:style style:name="Table1.B" style:family="table-column">
      <style:table-column-properties style:column-width="17.216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0.638cm" table:align="left"/>
    </style:style>
    <style:style style:name="Table3.A" style:family="table-column">
      <style:table-column-properties style:column-width="3.422cm"/>
    </style:style>
    <style:style style:name="Table3.B" style:family="table-column">
      <style:table-column-properties style:column-width="8.608cm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20.638cm" table:align="left"/>
    </style:style>
    <style:style style:name="Table4.A" style:family="table-column">
      <style:table-column-properties style:column-width="3.422cm"/>
    </style:style>
    <style:style style:name="Table4.B" style:family="table-column">
      <style:table-column-properties style:column-width="8.608cm"/>
    </style:style>
    <style:style style:name="Table4.A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B4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" style:family="table">
      <style:table-properties style:width="20.638cm" table:align="left"/>
    </style:style>
    <style:style style:name="Table5.A" style:family="table-column">
      <style:table-column-properties style:column-width="3.422cm"/>
    </style:style>
    <style:style style:name="Table5.B" style:family="table-column">
      <style:table-column-properties style:column-width="8.608cm"/>
    </style:style>
    <style:style style:name="Table5.A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B4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" style:family="table">
      <style:table-properties style:width="20.638cm" table:align="left"/>
    </style:style>
    <style:style style:name="Table6.A" style:family="table-column">
      <style:table-column-properties style:column-width="3.422cm"/>
    </style:style>
    <style:style style:name="Table6.B" style:family="table-column">
      <style:table-column-properties style:column-width="8.608cm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B4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" style:family="table">
      <style:table-properties style:width="20.638cm" table:align="left"/>
    </style:style>
    <style:style style:name="Tabella1.A" style:family="table-column">
      <style:table-column-properties style:column-width="3.422cm"/>
    </style:style>
    <style:style style:name="Tabella1.B" style:family="table-column">
      <style:table-column-properties style:column-width="8.608cm"/>
    </style:style>
    <style:style style:name="Tabella1.A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B4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" style:family="table">
      <style:table-properties style:width="20.638cm" table:align="left"/>
    </style:style>
    <style:style style:name="Tabella2.A" style:family="table-column">
      <style:table-column-properties style:column-width="3.422cm"/>
    </style:style>
    <style:style style:name="Tabella2.B" style:family="table-column">
      <style:table-column-properties style:column-width="8.608cm"/>
    </style:style>
    <style:style style:name="Tabella2.A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B4" style:family="table-cell">
      <style:table-cell-properties fo:padding="0.097cm" fo:border-left="0.002cm solid #000000" fo:border-right="none" fo:border-top="0.002cm solid #000000" fo:border-bottom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language="en" fo:country="US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en" fo:country="US" style:font-name-asian="Monospace" style:font-size-asian="12pt" style:font-name-complex="Monospace" style:font-size-complex="12pt"/>
    </style:style>
    <style:style style:name="P4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 fo:background-color="#fafafa" fo:padding-left="0.212cm" fo:padding-right="0.212cm" fo:padding-top="0.127cm" fo:padding-bottom="0.127cm" fo:border="0.002cm solid #bbbbbb" style:text-autospace="none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name-complex="Monospace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Monospace" fo:font-size="10pt" fo:language="en" fo:country="US" style:font-name-asian="Monospace" style:font-size-asian="10pt" style:font-name-complex="Monospace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fo:language="en" fo:country="US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name-complex="Monospace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000000" fo:letter-spacing="normal" fo:font-style="normal" fo:font-weight="normal"/>
    </style:style>
    <style:style style:name="P12" style:family="paragraph" style:parent-style-name="Table_20_Contents">
      <style:paragraph-properties fo:text-align="start" style:justify-single-word="false"/>
      <style:text-properties fo:language="en" fo:country="US"/>
    </style:style>
    <style:style style:name="P13" style:family="paragraph" style:parent-style-name="Preformatted_20_Text">
      <style:paragraph-properties fo:line-height="150%" fo:background-color="#fafafa" fo:padding-left="0.212cm" fo:padding-right="0.212cm" fo:padding-top="0.127cm" fo:padding-bottom="0.127cm" fo:border="0.002cm solid #bbbbbb">
        <style:background-image/>
      </style:paragraph-properties>
      <style:text-properties style:use-window-font-color="true" style:font-name="Monospace" fo:font-size="10pt" style:font-size-asian="10pt" style:font-size-complex="10pt"/>
    </style:style>
    <style:style style:name="P14" style:family="paragraph" style:parent-style-name="Preformatted_20_Text">
      <style:paragraph-properties fo:line-height="150%" fo:background-color="#fafafa" fo:padding-left="0.212cm" fo:padding-right="0.212cm" fo:padding-top="0.127cm" fo:padding-bottom="0.127cm" fo:border="0.002cm solid #bbbbbb">
        <style:background-image/>
      </style:paragraph-properties>
      <style:text-properties style:use-window-font-color="true" style:font-name="Monospace" fo:font-size="10pt" fo:language="en" fo:country="US" style:font-size-asian="10pt" style:font-size-complex="10pt"/>
    </style:style>
    <style:style style:name="P15" style:family="paragraph" style:parent-style-name="Preformatted_20_Text">
      <style:paragraph-properties fo:line-height="150%" fo:background-color="#fafafa" fo:padding-left="0.212cm" fo:padding-right="0.212cm" fo:padding-top="0.127cm" fo:padding-bottom="0.127cm" fo:border="0.002cm solid #bbbbbb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size-asian="10pt" style:font-size-complex="10pt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>
      <style:text-properties fo:language="en" fo:country="US" fo:font-weight="bold" style:font-weight-asian="bold" style:font-weight-complex="bold"/>
    </style:style>
    <style:style style:name="P19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Heading_20_3">
      <style:text-properties fo:font-weight="bold" style:font-weight-asian="bold" style:font-weight-complex="bold"/>
    </style:style>
    <style:style style:name="P21" style:family="paragraph" style:parent-style-name="Heading_20_3">
      <style:text-properties fo:font-size="12pt" style:font-size-asian="12pt" style:font-size-complex="12pt"/>
    </style:style>
    <style:style style:name="P22" style:family="paragraph" style:parent-style-name="Text_20_body" style:list-style-name="L1"/>
    <style:style style:name="P23" style:family="paragraph" style:parent-style-name="Text_20_body" style:list-style-name="L2">
      <style:text-properties fo:font-weight="normal" style:font-weight-asian="normal" style:font-weight-complex="normal"/>
    </style:style>
    <style:style style:name="P24" style:family="paragraph" style:parent-style-name="Text_20_body" style:list-style-name="L3">
      <style:text-properties fo:font-weight="normal" style:font-weight-asian="normal" style:font-weight-complex="normal"/>
    </style:style>
    <style:style style:name="P25" style:family="paragraph" style:parent-style-name="Text_20_body" style:list-style-name="L4">
      <style:text-properties fo:font-weight="normal" style:font-weight-asian="normal" style:font-weight-complex="normal"/>
    </style:style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language="en" fo:country="US" fo:font-weight="bold" style:font-name-asian="Monospace" style:font-size-asian="10pt" style:font-weight-asian="bold" style:font-name-complex="Monospace" style:font-size-complex="10pt" style:font-weight-complex="bold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language="en" fo:country="US" style:font-name-asian="Monospace" style:font-size-asian="10pt" style:font-name-complex="Monospace" style:font-size-complex="10pt"/>
    </style:style>
    <style:style style:name="P36" style:family="paragraph" style:parent-style-name="Heading_20_3" style:list-style-name=""/>
    <style:style style:name="P37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name-complex="Monospace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fo:language="en" fo:country="US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style:font-name="Monospace" fo:font-size="10pt" fo:language="en" fo:country="US" style:font-name-asian="Monospace" style:font-size-asian="10pt" style:font-name-complex="Monospace" style:font-size-complex="10pt"/>
    </style:style>
    <style:style style:name="P40" style:family="paragraph" style:parent-style-name="Table_20_Contents">
      <style:paragraph-properties fo:text-align="start" style:justify-single-word="false"/>
      <style:text-properties fo:language="en" fo:country="US"/>
    </style:style>
    <style:style style:name="P41" style:family="paragraph" style:parent-style-name="Preformatted_20_Text">
      <style:paragraph-properties fo:line-height="150%" fo:background-color="#fafafa" fo:padding-left="0.212cm" fo:padding-right="0.212cm" fo:padding-top="0.127cm" fo:padding-bottom="0.127cm" fo:border="0.002cm solid #bbbbbb">
        <style:background-image/>
      </style:paragraph-properties>
      <style:text-properties fo:font-variant="normal" fo:text-transform="none" fo:color="#000000" style:font-name="Monospace" fo:font-size="10pt" fo:letter-spacing="normal" fo:language="en" fo:country="US" fo:font-style="normal" fo:font-weight="normal" style:font-name-asian="Monospace" style:font-size-asian="10pt" style:font-name-complex="Monospace" style:font-size-complex="10pt"/>
    </style:style>
    <style:style style:name="P42" style:family="paragraph" style:parent-style-name="Preformatted_20_Text">
      <style:paragraph-properties fo:line-height="150%" fo:background-color="#fafafa" fo:padding-left="0.212cm" fo:padding-right="0.212cm" fo:padding-top="0.127cm" fo:padding-bottom="0.127cm" fo:border="0.002cm solid #bbbbbb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size-asian="10pt" style:font-size-complex="10pt"/>
    </style:style>
    <style:style style:name="P43" style:family="paragraph" style:parent-style-name="Preformatted_20_Text">
      <style:paragraph-properties fo:line-height="150%" fo:background-color="#fafafa" fo:padding-left="0.212cm" fo:padding-right="0.212cm" fo:padding-top="0.127cm" fo:padding-bottom="0.127cm" fo:border="0.002cm solid #bbbbbb">
        <style:background-image/>
      </style:paragraph-properties>
      <style:text-properties style:use-window-font-color="true" style:font-name="Monospace" fo:font-size="10pt" fo:language="en" fo:country="US" style:font-size-asian="10pt" style:font-size-complex="10pt"/>
    </style:style>
    <style:style style:name="P44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 fo:background-color="#fafafa" fo:padding-left="0.212cm" fo:padding-right="0.212cm" fo:padding-top="0.127cm" fo:padding-bottom="0.127cm" fo:border="0.002cm solid #bbbbbb" style:text-autospace="none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weight-asian="bold" style:font-name-complex="Monospace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letter-spacing="normal" fo:language="en" fo:country="US" fo:font-style="normal" fo:font-weight="normal"/>
    </style:style>
    <style:style style:name="T4" style:family="text">
      <style:text-properties fo:font-variant="normal" fo:text-transform="none" fo:letter-spacing="normal" fo:language="en" fo:country="US" fo:font-style="normal" fo:font-weight="normal" style:font-name-asian="Monospace" style:font-name-complex="Monospace"/>
    </style:style>
    <style:style style:name="T5" style:family="text">
      <style:text-properties fo:font-variant="normal" fo:text-transform="none" fo:letter-spacing="normal" fo:language="en" fo:country="US" fo:font-style="normal" fo:font-weight="normal" style:font-name-asian="Monospace" style:font-weight-asian="normal" style:font-name-complex="Monospace" style:font-weight-complex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name-asian="Monospace" style:font-weight-asian="normal" style:font-name-complex="Monospace" style:font-weight-complex="normal"/>
    </style:style>
    <style:style style:name="T8" style:family="text">
      <style:text-properties fo:font-variant="normal" fo:text-transform="none" style:font-name="Monospace" fo:font-size="10pt" fo:letter-spacing="normal" fo:language="en" fo:country="US" fo:font-style="normal" fo:font-weight="normal" style:font-name-asian="Monospace" style:font-size-asian="10pt" style:font-name-complex="Monospace" style:font-size-complex="10pt"/>
    </style:style>
    <style:style style:name="T9" style:family="text">
      <style:text-properties fo:font-variant="normal" fo:text-transform="none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T10" style:family="text">
      <style:text-properties fo:font-variant="normal" fo:text-transform="none" fo:color="#000000" fo:letter-spacing="normal" fo:language="en" fo:country="US" fo:font-style="normal" fo:font-weight="normal" style:font-name-asian="Monospace" style:font-weight-asian="normal" style:font-name-complex="Monospace" style:font-weight-complex="normal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MUNICATOR Service</text:h>
      <text:h text:style-name="Heading_20_2" text:outline-level="2">1.<text:tab/>Overview</text:h>
      <text:p text:style-name="Text_20_body">The Goal of the Communicator service is to manage notifications to users sent by other users/applications.</text:p>
      <text:p text:style-name="Text_20_body">Using its REST API, it’s possible to</text:p>
      <text:list xml:id="list30716999" text:style-name="L1">
        <text:list-item>
          <text:p text:style-name="P22">Get all the notifications sent to the user, with the possibility to obtain only a particular subset (for example from a particular date)</text:p>
        </text:list-item>
        <text:list-item>
          <text:p text:style-name="P22">Get a single notification by its Id</text:p>
        </text:list-item>
        <text:list-item>
          <text:p text:style-name="P22">Create/update/delete a notification</text:p>
        </text:list-item>
        <text:list-item>
          <text:p text:style-name="P22">Send a notification from user to user(s)</text:p>
        </text:list-item>
        <text:list-item>
          <text:p text:style-name="P22">Send a notification from application to user(s)</text:p>
        </text:list-item>
      </text:list>
      <text:h text:style-name="Heading_20_2" text:outline-level="2">2.<text:tab/>Data Types</text:h>
      <text:p text:style-name="Text_20_body">Below are described the data structures used by the Communicator service</text:p>
      <text:h text:style-name="P20" text:outline-level="3">2.1. Data Types</text:h>
      <text:p text:style-name="P16">Notification <text:span text:style-name="T2">{</text:span></text:p>
      <text:list xml:id="list30741418" text:style-name="L2">
        <text:list-item>
          <text:p text:style-name="P23">String id; // id</text:p>
        </text:list-item>
        <text:list-item>
          <text:p text:style-name="P23">long updateTime;</text:p>
        </text:list-item>
        <text:list-item>
          <text:p text:style-name="P23">long version;</text:p>
        </text:list-item>
        <text:list-item>
          <text:p text:style-name="P23">String title; // title</text:p>
        </text:list-item>
        <text:list-item>
          <text:p text:style-name="P23">String description; // description</text:p>
        </text:list-item>
        <text:list-item>
          <text:p text:style-name="P23">String type; // source of the notification</text:p>
        </text:list-item>
        <text:list-item>
          <text:p text:style-name="P23">String user; // id of the user "owning" the notification (receiver)</text:p>
        </text:list-item>
        <text:list-item>
          <text:p text:style-name="P23">Map&lt;String, Object&gt; content; // content</text:p>
        </text:list-item>
        <text:list-item>
          <text:p text:style-name="P23">long timestamp; // time, in milliseconds</text:p>
        </text:list-item>
        <text:list-item>
          <text:p text:style-name="P23">boolean starred; // starred flag</text:p>
        </text:list-item>
        <text:list-item>
          <text:p text:style-name="P23">List&lt;String&gt; labelIds; // label ids</text:p>
        </text:list-item>
        <text:list-item>
          <text:p text:style-name="P23">List&lt;String&gt; channelIds; // channel ids</text:p>
        </text:list-item>
        <text:list-item>
          <text:p text:style-name="P23">List&lt;EntityObject&gt; entities; // list of entities</text:p>
        </text:list-item>
        <text:list-item>
          <text:p text:style-name="P23">NotificationAuthor author; // notification author</text:p>
        </text:list-item>
        <text:list-item>
          <text:p text:style-name="P23">boolean readed; // readed flag</text:p>
        </text:list-item>
      </text:list>
      <text:p text:style-name="P16">}</text:p>
      <text:p text:style-name="P16"/>
      <text:p text:style-name="P17"><text:span text:style-name="T1">NotificationAuthor {</text:span> </text:p>
      <text:list xml:id="list30725021" text:style-name="L3">
        <text:list-item>
          <text:p text:style-name="P24">Long socialId; // social id of the author</text:p>
        </text:list-item>
        <text:list-item>
          <text:p text:style-name="P24">String name; // name</text:p>
        </text:list-item>
      </text:list>
      <text:p text:style-name="P16">}</text:p>
      <text:p text:style-name="P16"/>
      <text:p text:style-name="P16">EntityObject {</text:p>
      <text:list xml:id="list30724577" text:style-name="L4">
        <text:list-item>
          <text:p text:style-name="P25">String type; // type</text:p>
        </text:list-item>
        <text:list-item>
          <text:p text:style-name="P25">String id; // id</text:p>
        </text:list-item>
        <text:list-item>
          <text:p text:style-name="P25">Map&lt;String, Object&gt; data; // data</text:p>
        </text:list-item>
        <text:list-item>
          <text:p text:style-name="P25">String title; // title</text:p>
        </text:list-item>
        <text:list-item>
          <text:p text:style-name="P25">Long entityId; // id of the entity</text:p>
        </text:list-item>
        <text:list-item>
          <text:p text:style-name="P25">Long entityId; // id of the entity</text:p>
        </text:list-item>
      </text:list>
      <text:p text:style-name="P16">}</text:p>
      <text:h text:style-name="Heading_20_2" text:outline-level="2">3.<text:tab/>Communicator Usage Scenario</text:h>
      <text:h text:style-name="P21" text:outline-level="3">Note: <text:span text:style-name="T2">currently the update operation only change the “labelIds” and “starred” values</text:span></text:h>
      <text:h text:style-name="Heading_20_3" text:outline-level="3">3.1.<text:tab/>Getting all notifications</text:h>
      <text:p text:style-name="Text_20_body">The process of getting a subset of notifications:</text:p>
      <text:list xml:id="list30724972" text:style-name="L5">
        <text:list-item>
          <text:p text:style-name="P26">The client app obtains an authentication token.</text:p>
        </text:list-item>
        <text:list-item>
          <text:p text:style-name="P26">The client app uses the REST API to get his notifications from a date and eventually restricting the results by position and number</text:p>
        </text:list-item>
      </text:list>
      <text:h text:style-name="Heading_20_3" text:outline-level="3">3.2.<text:tab/>Getting one notification</text:h>
      <text:p text:style-name="Text_20_body">The process of getting one notification works as follow:</text:p>
      <text:list xml:id="list30733757" text:style-name="L6">
        <text:list-item>
          <text:p text:style-name="P27">The client app obtains an authentication token.</text:p>
        </text:list-item>
        <text:list-item>
          <text:p text:style-name="P27">The client app uses the REST API to get a notification using the object id as parameter</text:p>
        </text:list-item>
      </text:list>
      <text:h text:style-name="Heading_20_3" text:outline-level="3">3.3.<text:tab/>Creating/updating a notification</text:h>
      <text:p text:style-name="Text_20_body">The process of <text:s/>creating or updating a notification works as follow:</text:p>
      <text:list xml:id="list30737969" text:style-name="L7">
        <text:list-item>
          <text:p text:style-name="P28">The client app obtains an authentication token.</text:p>
        </text:list-item>
        <text:list-item>
          <text:p text:style-name="P28">The client app uses the REST API to create or, passing an existing id, update a notification</text:p>
        </text:list-item>
      </text:list>
      <text:h text:style-name="Heading_20_3" text:outline-level="3">3.4.<text:tab/>Deleting a notification</text:h>
      <text:p text:style-name="Text_20_body">The process of deleting a notification works as follow:</text:p>
      <text:list xml:id="list30730763" text:style-name="L8">
        <text:list-item>
          <text:p text:style-name="P29">The client app obtains an authentication token.</text:p>
        </text:list-item>
        <text:list-item>
          <text:p text:style-name="P29">The client app uses the REST API to delete a notification using the object id as parameter</text:p>
        </text:list-item>
      </text:list>
      <text:h text:style-name="Heading_20_3" text:outline-level="3">3.4.<text:tab/>Sending a notification (as user)</text:h>
      <text:p text:style-name="Text_20_body">The process of sending a notification as a user works as follow:</text:p>
      <text:list xml:id="list30723207" text:style-name="L9">
        <text:list-item>
          <text:p text:style-name="P30">The client app obtains an authentication token.</text:p>
        </text:list-item>
        <text:list-item>
          <text:p text:style-name="P30">The client app uses the REST API to send a notification to other users</text:p>
        </text:list-item>
      </text:list>
      <text:h text:style-name="Heading_20_3" text:outline-level="3">3.4.<text:tab/>Sending a notification (as application)</text:h>
      <text:p text:style-name="Text_20_body">The process of sending a notification as an application works as follow:</text:p>
      <text:list xml:id="list30724584" text:style-name="L10">
        <text:list-item>
          <text:p text:style-name="P31">The client app obtains an authentication token.</text:p>
        </text:list-item>
        <text:list-item>
          <text:p text:style-name="P31">The client app uses the REST API to send a notification to other users, using an appId</text:p>
        </text:list-item>
      </text:list>
      <text:h text:style-name="P36" text:outline-level="3">3.4.<text:tab/>Register <text:s/>to push service (as application)</text:h>
      <text:p text:style-name="Text_20_body">The process of registering an application as follow:</text:p>
      <text:list xml:id="list31270839" text:continue-numbering="true" text:style-name="L10">
        <text:list-item>
          <text:p text:style-name="P31">The client app obtains an authentication token.and an API key from 3<text:span text:style-name="T13">rd</text:span> party OAUTH System</text:p>
        </text:list-item>
        <text:list-item>
          <text:p text:style-name="P31">The client app uses the REST API to communicate its standard name and its key to the service</text:p>
        </text:list-item>
      </text:list>
      <text:h text:style-name="P36" text:outline-level="3">3.4.<text:tab/>Register <text:s/>to push service (as user)</text:h>
      <text:p text:style-name="Text_20_body">The process of registering an application as follow:</text:p>
      <text:list xml:id="list31261271" text:continue-numbering="true" text:style-name="L10">
        <text:list-item>
          <text:p text:style-name="P31">The client app obtains an authentication token.and an API key from 3<text:span text:style-name="T13">rd</text:span> party OAUTH System</text:p>
        </text:list-item>
        <text:list-item>
          <text:p text:style-name="P31">The client app uses the REST API to communicate its app name and its key to the service</text:p>
        </text:list-item>
      </text:list>
      <text:h text:style-name="Heading_20_2" text:outline-level="2">4.<text:tab/>REST APIs</text:h>
      <text:p text:style-name="Text_20_body"><text:span text:style-name="T11">Security Considerations</text:span><text:span text:style-name="T12">: every REST invocation MUST be provided with the access token as AUTH_TOKEN HTTP header. All the endpoint addresses are available only over HTTPS.</text:span></text:p>
      <text:p text:style-name="P16">4.1. Getting all objects of a kind</text:p>
      <text:p text:style-name="P1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5">&lt;BASE_URL&gt;<text:span text:style-name="T8">/communicator/eu.trentorise.smartcampus.communicator.model.Notification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9">Description</text:p>
          </table:table-cell>
          <table:table-cell table:style-name="Table2.B2" table:number-columns-spanned="2" office:value-type="string">
            <text:p text:style-name="P9">Get a list of notifications</text:p>
          </table:table-cell>
          <table:covered-table-cell/>
        </table:table-row>
        <table:table-row>
          <table:table-cell table:style-name="Table2.A2" office:value-type="string">
            <text:p text:style-name="P9">HTTP METHOD</text:p>
          </table:table-cell>
          <table:table-cell table:style-name="Table2.B2" table:number-columns-spanned="2" office:value-type="string">
            <text:p text:style-name="P6">GET</text:p>
          </table:table-cell>
          <table:covered-table-cell/>
        </table:table-row>
        <table:table-row>
          <table:table-cell table:style-name="Table2.A2" office:value-type="string">
            <text:p text:style-name="P9">INPUT</text:p>
          </table:table-cell>
          <table:table-cell table:style-name="Table2.A2" office:value-type="string">
            <text:p text:style-name="P10">since</text:p>
          </table:table-cell>
          <table:table-cell table:style-name="Table2.B2" office:value-type="string">
            <text:p text:style-name="P11">Since date in milliseconds (use 0L to get all)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>position</text:p>
          </table:table-cell>
          <table:table-cell table:style-name="Table2.B2" office:value-type="string">
            <text:p text:style-name="P11">Starting position in the results list (0 is the beginning of list)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>count</text:p>
          </table:table-cell>
          <table:table-cell table:style-name="Table2.B2" office:value-type="string">
            <text:p text:style-name="P11">Number of items starting from “position” (use -1 to get results till the end of the list)</text:p>
          </table:table-cell>
        </table:table-row>
        <table:table-row>
          <table:table-cell table:style-name="Table2.A2" office:value-type="string">
            <text:p text:style-name="P9">OUTPUT</text:p>
          </table:table-cell>
          <table:table-cell table:style-name="Table2.B2" table:number-columns-spanned="2" office:value-type="string">
            <text:p text:style-name="P9">A list of <text:s/>notifications</text:p>
          </table:table-cell>
          <table:covered-table-cell/>
        </table:table-row>
      </table:table>
      <text:p text:style-name="P1"><text:tab/></text:p>
      <text:p text:style-name="P16">Example: </text:p>
      <text:p text:style-name="P13"><text:span text:style-name="T3">GET </text:span><text:span text:style-name="T5">/communicator/eu.trentorise.smartcampus.communicator.model.Notification</text:span></text:p>
      <text:p text:style-name="P15">Host: https://vas.smartcampuslab.it </text:p>
      <text:p text:style-name="P15">Headers: AUTH_TOKEN=123testtoken123</text:p>
      <text:p text:style-name="P4">Accept: application/json</text:p>
      <text:p text:style-name="P1"/>
      <text:p text:style-name="P19"/>
      <text:p text:style-name="P16">4.2. Getting one notification</text:p>
      <text:p text:style-name="P1"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P10">&lt;BASE_URL&gt;/communicator/eu.trentorise.smartcampus.communicator.model.Notification/&lt;ID&gt;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9">Description</text:p>
          </table:table-cell>
          <table:table-cell table:style-name="Table10.B2" table:number-columns-spanned="2" office:value-type="string">
            <text:p text:style-name="P9">Get a notification by its id</text:p>
          </table:table-cell>
          <table:covered-table-cell/>
        </table:table-row>
        <table:table-row>
          <table:table-cell table:style-name="Table10.A2" office:value-type="string">
            <text:p text:style-name="P9">HTTP METHOD</text:p>
          </table:table-cell>
          <table:table-cell table:style-name="Table10.B2" table:number-columns-spanned="2" office:value-type="string">
            <text:p text:style-name="P6">GET</text:p>
          </table:table-cell>
          <table:covered-table-cell/>
        </table:table-row>
        <table:table-row>
          <table:table-cell table:style-name="Table10.A2" office:value-type="string">
            <text:p text:style-name="P9">INPUT</text:p>
          </table:table-cell>
          <table:table-cell table:style-name="Table10.A2" office:value-type="string">
            <text:p text:style-name="P10">&lt;ID&gt;</text:p>
          </table:table-cell>
          <table:table-cell table:style-name="Table10.B2" office:value-type="string">
            <text:p text:style-name="P11">Notification id</text:p>
          </table:table-cell>
        </table:table-row>
        <table:table-row>
          <table:table-cell table:style-name="Table10.A2" office:value-type="string">
            <text:p text:style-name="P9">OUTPUT</text:p>
          </table:table-cell>
          <table:table-cell table:style-name="Table10.B2" table:number-columns-spanned="2" office:value-type="string">
            <text:p text:style-name="P9">A notification</text:p>
          </table:table-cell>
          <table:covered-table-cell/>
        </table:table-row>
      </table:table>
      <text:p text:style-name="P1"><text:tab/></text:p>
      <text:p text:style-name="P16">Example: </text:p>
      <text:p text:style-name="P13"><text:span text:style-name="T4">GET </text:span><text:span text:style-name="T5">/communicator</text:span><text:span text:style-name="T4">/eu.trentorise.smartcampus.communicator.model.Notification</text:span><text:span text:style-name="T10">/123456789</text:span></text:p>
      <text:p text:style-name="P15">Host: https://vas.smartcampuslab.it </text:p>
      <text:p text:style-name="P15">Headers: AUTH_TOKEN=123testtoken123</text:p>
      <text:p text:style-name="P4">Accept: application/json</text:p>
      <text:p text:style-name="P1"/>
      <text:p text:style-name="P19"/>
      <text:p text:style-name="P16">4.3. Creating a notification</text:p>
      <text:p text:style-name="P1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&lt;BASE_URL&gt;<text:span text:style-name="T9">/communicator/eu.trentorise.smartcampus.communicator.model.Notification</text:span></text:p>
          </table:table-cell>
          <table:covered-table-cell/>
        </table:table-row>
        <table:table-row>
          <table:table-cell table:style-name="Table1.A2" office:value-type="string">
            <text:p text:style-name="P12">Description</text:p>
          </table:table-cell>
          <table:table-cell table:style-name="Table1.B2" office:value-type="string">
            <text:p text:style-name="P12">Create a notification</text:p>
          </table:table-cell>
        </table:table-row>
        <table:table-row>
          <table:table-cell table:style-name="Table1.A2" office:value-type="string">
            <text:p text:style-name="P12">HTTP METHOD</text:p>
          </table:table-cell>
          <table:table-cell table:style-name="Table1.B2" office:value-type="string">
            <text:p text:style-name="P7">POST</text:p>
          </table:table-cell>
        </table:table-row>
        <table:table-row>
          <table:table-cell table:style-name="Table1.A2" office:value-type="string">
            <text:p text:style-name="P12">INPUT</text:p>
          </table:table-cell>
          <table:table-cell table:style-name="Table1.B2" office:value-type="string">
            <text:p text:style-name="P12">Notification as a json object in raw form</text:p>
          </table:table-cell>
        </table:table-row>
        <table:table-row>
          <table:table-cell table:style-name="Table1.A2" office:value-type="string">
            <text:p text:style-name="P12">OUTPUT</text:p>
          </table:table-cell>
          <table:table-cell table:style-name="Table1.B2" office:value-type="string">
            <text:p text:style-name="P12"/>
          </table:table-cell>
        </table:table-row>
      </table:table>
      <text:p text:style-name="P2"><text:tab/></text:p>
      <text:p text:style-name="P18">Example: </text:p>
      <text:p text:style-name="P14"><text:span text:style-name="T6">POST </text:span><text:span text:style-name="T7">/communicator/eu.trentorise.smartcampus.communicator.model.Notification</text:span></text:p>
      <text:p text:style-name="P15">Host: https://vas.smartcampuslab.it </text:p>
      <text:p text:style-name="P15">Headers: AUTH_TOKEN=123testtoken123</text:p>
      <text:p text:style-name="P4">Accept: application/json</text:p>
      <text:p text:style-name="P2"/>
      <text:p text:style-name="P2">A notification in json format</text:p>
      <text:p text:style-name="P2"/>
      <text:p text:style-name="P41">{ "author" : { "name" : null,</text:p>
      <text:p text:style-name="P41"><text:s text:c="6"/>"socialId" : null</text:p>
      <text:p text:style-name="P41"><text:s text:c="4"/>},</text:p>
      <text:p text:style-name="P41"><text:s text:c="2"/>"channelIds" : [ <text:s/>],</text:p>
      <text:p text:style-name="P41"><text:s text:c="2"/>"content" : null,</text:p>
      <text:p text:style-name="P41"><text:s text:c="2"/>"description" : "Test description" ,</text:p>
      <text:p text:style-name="P41"><text:s text:c="2"/>"entities" : [ <text:s/>],</text:p>
      <text:p text:style-name="P41"><text:s text:c="2"/>"id" : null,</text:p>
      <text:p text:style-name="P41"><text:s text:c="2"/>"labelIds" : [ <text:s/>],</text:p>
      <text:p text:style-name="P41"><text:s text:c="2"/>"readed" : false,</text:p>
      <text:p text:style-name="P41"><text:s text:c="2"/>"starred" : false,</text:p>
      <text:p text:style-name="P41"><text:s text:c="2"/>"timestamp" : 1363604035256,</text:p>
      <text:p text:style-name="P41"><text:s text:c="2"/>"title" : "Test notification",</text:p>
      <text:p text:style-name="P41"><text:s text:c="2"/>"type" : null,</text:p>
      <text:p text:style-name="P41"><text:s text:c="2"/>"updateTime" : -1,</text:p>
      <text:p text:style-name="P41"><text:s text:c="2"/>"user" : "39",</text:p>
      <text:p text:style-name="P41"><text:s text:c="2"/>"version" : 0</text:p>
      <text:p text:style-name="P41">}</text:p>
      <text:p text:style-name="P3"/>
      <text:p text:style-name="P2"/>
      <text:p text:style-name="P16">4.4. Updating a notification</text:p>
      <text:p text:style-name="P1"><text:tab/>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table:number-columns-spanned="3" office:value-type="string">
            <text:p text:style-name="P8">&lt;BASE_URL&gt;<text:span text:style-name="T9">/communicator/eu.trentorise.smartcampus.communicator.model.Notification/&lt;ID&gt;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2">Description</text:p>
          </table:table-cell>
          <table:table-cell table:style-name="Table3.B2" table:number-columns-spanned="2" office:value-type="string">
            <text:p text:style-name="P12">Update a notification</text:p>
          </table:table-cell>
          <table:covered-table-cell/>
        </table:table-row>
        <table:table-row>
          <table:table-cell table:style-name="Table3.A2" office:value-type="string">
            <text:p text:style-name="P12">HTTP METHOD</text:p>
          </table:table-cell>
          <table:table-cell table:style-name="Table3.B2" table:number-columns-spanned="2" office:value-type="string">
            <text:p text:style-name="P7">PUT</text:p>
          </table:table-cell>
          <table:covered-table-cell/>
        </table:table-row>
        <table:table-row>
          <table:table-cell table:style-name="Table3.A2" office:value-type="string">
            <text:p text:style-name="P12">INPUT</text:p>
          </table:table-cell>
          <table:table-cell table:style-name="Table3.A2" office:value-type="string">
            <text:p text:style-name="P12">ID</text:p>
          </table:table-cell>
          <table:table-cell table:style-name="Table3.B2" office:value-type="string">
            <text:p text:style-name="P12">Id of the notification</text:p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B2" table:number-columns-spanned="2" office:value-type="string">
            <text:p text:style-name="P12">Notification as a json object in raw form</text:p>
          </table:table-cell>
          <table:covered-table-cell/>
        </table:table-row>
        <table:table-row>
          <table:table-cell table:style-name="Table3.A2" office:value-type="string">
            <text:p text:style-name="P12">OUTPUT</text:p>
          </table:table-cell>
          <table:table-cell table:style-name="Table3.B2" table:number-columns-spanned="2" office:value-type="string">
            <text:p text:style-name="P12"/>
          </table:table-cell>
          <table:covered-table-cell/>
        </table:table-row>
      </table:table>
      <text:p text:style-name="P2"><text:tab/></text:p>
      <text:p text:style-name="P18">Example: </text:p>
      <text:p text:style-name="P14"><text:span text:style-name="T6">PUT </text:span><text:span text:style-name="T7">/communicator/eu.trentorise.smartcampus.communicator.model.Notification</text:span></text:p>
      <text:p text:style-name="P15">Host: https://vas.smartcampuslab.it </text:p>
      <text:p text:style-name="P15">Headers: AUTH_TOKEN=123testtoken123</text:p>
      <text:p text:style-name="P4">Accept: application/json</text:p>
      <text:p text:style-name="P2"/>
      <text:p text:style-name="P2">A notification in json format</text:p>
      <text:p text:style-name="P2"/>
      <text:p text:style-name="P41">{ "author" : { "name" : null,</text:p>
      <text:p text:style-name="P41"><text:s text:c="6"/>"socialId" : null</text:p>
      <text:p text:style-name="P41"><text:s text:c="4"/>},</text:p>
      <text:p text:style-name="P41"><text:s text:c="2"/>"channelIds" : [ <text:s/>],</text:p>
      <text:p text:style-name="P41"><text:s text:c="2"/>"content" : null,</text:p>
      <text:p text:style-name="P41"><text:s text:c="2"/>"description" : "Test description" ,</text:p>
      <text:p text:style-name="P41"><text:s text:c="2"/>"entities" : [ <text:s/>],</text:p>
      <text:p text:style-name="P41"><text:s text:c="2"/>"id" : null,</text:p>
      <text:p text:style-name="P41"><text:s text:c="2"/>"labelIds" : [ “id1” ],</text:p>
      <text:p text:style-name="P41"><text:s text:c="2"/>"readed" : false,</text:p>
      <text:p text:style-name="P41"><text:s text:c="2"/>"starred" : true,</text:p>
      <text:p text:style-name="P41"><text:s text:c="2"/>"timestamp" : 1363604035256,</text:p>
      <text:p text:style-name="P41"><text:s text:c="2"/>"title" : "Test notification",</text:p>
      <text:p text:style-name="P41"><text:s text:c="2"/>"type" : null,</text:p>
      <text:p text:style-name="P41"><text:s text:c="2"/>"updateTime" : -1,</text:p>
      <text:p text:style-name="P41"><text:s text:c="2"/>"user" : "39",</text:p>
      <text:p text:style-name="P41"><text:s text:c="2"/>"version" : 0</text:p>
      <text:p text:style-name="P41">}</text:p>
      <text:p text:style-name="P16">4.5. Deleting a notification</text:p>
      <text:p text:style-name="P1"><text:tab/>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table:number-columns-spanned="3" office:value-type="string">
            <text:p text:style-name="P8">&lt;BASE_URL&gt;<text:span text:style-name="T9">/communicator/eu.trentorise.smartcampus.communicator.model.Notification/&lt;ID&gt;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2">Description</text:p>
          </table:table-cell>
          <table:table-cell table:style-name="Table4.B2" table:number-columns-spanned="2" office:value-type="string">
            <text:p text:style-name="P12">Update a notification</text:p>
          </table:table-cell>
          <table:covered-table-cell/>
        </table:table-row>
        <table:table-row>
          <table:table-cell table:style-name="Table4.A2" office:value-type="string">
            <text:p text:style-name="P12">HTTP METHOD</text:p>
          </table:table-cell>
          <table:table-cell table:style-name="Table4.B2" table:number-columns-spanned="2" office:value-type="string">
            <text:p text:style-name="P7">DELETE</text:p>
          </table:table-cell>
          <table:covered-table-cell/>
        </table:table-row>
        <table:table-row>
          <table:table-cell table:style-name="Table4.A2" office:value-type="string">
            <text:p text:style-name="P12">INPUT</text:p>
          </table:table-cell>
          <table:table-cell table:style-name="Table4.B4" office:value-type="string">
            <text:p text:style-name="P12">ID</text:p>
          </table:table-cell>
          <table:table-cell table:style-name="Table4.A1" office:value-type="string">
            <text:p text:style-name="P12">Id of the notification</text:p>
          </table:table-cell>
        </table:table-row>
        <table:table-row>
          <table:table-cell table:style-name="Table4.A2" office:value-type="string">
            <text:p text:style-name="P12">OUTPUT</text:p>
          </table:table-cell>
          <table:table-cell table:style-name="Table4.B2" table:number-columns-spanned="2" office:value-type="string">
            <text:p text:style-name="P12"/>
          </table:table-cell>
          <table:covered-table-cell/>
        </table:table-row>
      </table:table>
      <text:p text:style-name="P2"><text:tab/></text:p>
      <text:p text:style-name="P18">Example: </text:p>
      <text:p text:style-name="P14"><text:span text:style-name="T6">DELETE </text:span><text:span text:style-name="T7">/communicator/eu.trentorise.smartcampus.communicator.model.Notification</text:span></text:p>
      <text:p text:style-name="P15">Host: https://vas.smartcampuslab.it </text:p>
      <text:p text:style-name="P15">Headers: AUTH_TOKEN=123testtoken123</text:p>
      <text:p text:style-name="P4">Accept: application/json</text:p>
      <text:p text:style-name="P16">4.6. Sending a notification as user</text:p>
      <text:p text:style-name="P1"><text:tab/>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table:number-columns-spanned="3" office:value-type="string">
            <text:p text:style-name="P8">&lt;BASE_URL&gt;<text:span text:style-name="T9">/communicator/send/user/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2">Description</text:p>
          </table:table-cell>
          <table:table-cell table:style-name="Table5.B2" table:number-columns-spanned="2" office:value-type="string">
            <text:p text:style-name="P12">Send a notification</text:p>
          </table:table-cell>
          <table:covered-table-cell/>
        </table:table-row>
        <table:table-row>
          <table:table-cell table:style-name="Table5.A2" office:value-type="string">
            <text:p text:style-name="P12">HTTP METHOD</text:p>
          </table:table-cell>
          <table:table-cell table:style-name="Table5.B2" table:number-columns-spanned="2" office:value-type="string">
            <text:p text:style-name="P7">POST</text:p>
          </table:table-cell>
          <table:covered-table-cell/>
        </table:table-row>
        <table:table-row>
          <table:table-cell table:style-name="Table5.A2" office:value-type="string">
            <text:p text:style-name="P12">INPUT</text:p>
          </table:table-cell>
          <table:table-cell table:style-name="Table5.B4" office:value-type="string">
            <text:p text:style-name="P12">Users</text:p>
          </table:table-cell>
          <table:table-cell table:style-name="Table5.A1" office:value-type="string">
            <text:p text:style-name="P12">The list of the receiving user ids</text:p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table:number-columns-spanned="2" office:value-type="string">
            <text:p text:style-name="P12">Notification as a json object in raw form</text:p>
          </table:table-cell>
          <table:covered-table-cell/>
        </table:table-row>
        <table:table-row>
          <table:table-cell table:style-name="Table5.A2" office:value-type="string">
            <text:p text:style-name="P12">OUTPUT</text:p>
          </table:table-cell>
          <table:table-cell table:style-name="Table5.B2" table:number-columns-spanned="2" office:value-type="string">
            <text:p text:style-name="P12"/>
          </table:table-cell>
          <table:covered-table-cell/>
        </table:table-row>
      </table:table>
      <text:p text:style-name="P2"><text:tab/></text:p>
      <text:p text:style-name="P18">Example: </text:p>
      <text:p text:style-name="P14"><text:span text:style-name="T6">POST </text:span><text:span text:style-name="T7">/communicator/send/user</text:span></text:p>
      <text:p text:style-name="P15">Host: https://vas.smartcampuslab.it </text:p>
      <text:p text:style-name="P15">Headers: AUTH_TOKEN=123testtoken123</text:p>
      <text:p text:style-name="P4">Accept: application/json</text:p>
      <text:p text:style-name="P2"/>
      <text:p text:style-name="P16">4.7. Sending a notification as an application</text:p>
      <text:p text:style-name="P1"><text:tab/></text:p>
      <table:table table:name="Table6" table:style-name="Table6">
        <table:table-column table:style-name="Table6.A"/>
        <table:table-column table:style-name="Table6.B" table:number-columns-repeated="2"/>
        <table:table-row>
          <table:table-cell table:style-name="Table6.A1" table:number-columns-spanned="3" office:value-type="string">
            <text:p text:style-name="P8">&lt;BASE_URL&gt;<text:span text:style-name="T9">/communicator/send/user/&lt;APP_ID&gt;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12">Description</text:p>
          </table:table-cell>
          <table:table-cell table:style-name="Table6.B2" table:number-columns-spanned="2" office:value-type="string">
            <text:p text:style-name="P12">Send a notification</text:p>
          </table:table-cell>
          <table:covered-table-cell/>
        </table:table-row>
        <table:table-row>
          <table:table-cell table:style-name="Table6.A2" office:value-type="string">
            <text:p text:style-name="P12">HTTP METHOD</text:p>
          </table:table-cell>
          <table:table-cell table:style-name="Table6.B2" table:number-columns-spanned="2" office:value-type="string">
            <text:p text:style-name="P7">POST</text:p>
          </table:table-cell>
          <table:covered-table-cell/>
        </table:table-row>
        <table:table-row>
          <table:table-cell table:style-name="Table6.A2" office:value-type="string">
            <text:p text:style-name="P12">INPUT</text:p>
          </table:table-cell>
          <table:table-cell table:style-name="Table6.B4" office:value-type="string">
            <text:p text:style-name="P12">APP_ID</text:p>
          </table:table-cell>
          <table:table-cell table:style-name="Table6.A1" office:value-type="string">
            <text:p text:style-name="P12">Id of the application</text:p>
          </table:table-cell>
        </table:table-row>
        <table:table-row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2">Users</text:p>
          </table:table-cell>
          <table:table-cell table:style-name="Table6.B2" office:value-type="string">
            <text:p text:style-name="P12">The list of the receiving user ids</text:p>
          </table:table-cell>
        </table:table-row>
        <table:table-row>
          <table:table-cell table:style-name="Table6.A2" office:value-type="string">
            <text:p text:style-name="P12"/>
          </table:table-cell>
          <table:table-cell table:style-name="Table6.B2" table:number-columns-spanned="2" office:value-type="string">
            <text:p text:style-name="P12">Notification as a json object in raw form</text:p>
          </table:table-cell>
          <table:covered-table-cell/>
        </table:table-row>
        <table:table-row>
          <table:table-cell table:style-name="Table6.A2" office:value-type="string">
            <text:p text:style-name="P12">OUTPUT</text:p>
          </table:table-cell>
          <table:table-cell table:style-name="Table6.B2" table:number-columns-spanned="2" office:value-type="string">
            <text:p text:style-name="P12"/>
          </table:table-cell>
          <table:covered-table-cell/>
        </table:table-row>
      </table:table>
      <text:p text:style-name="P2"><text:tab/></text:p>
      <text:p text:style-name="P18">Example: </text:p>
      <text:p text:style-name="P14"><text:span text:style-name="T6">POST </text:span><text:span text:style-name="T7">/communicator/send/user/test_app</text:span></text:p>
      <text:p text:style-name="P15">Host: https://vas.smartcampuslab.it </text:p>
      <text:p text:style-name="P15">Headers: AUTH_TOKEN=123testtoken123</text:p>
      <text:p text:style-name="P4">Accept: application/json</text:p>
      <text:p text:style-name="P33">4.8. Register an application to push service</text:p>
      <text:p text:style-name="P1"><text:tab/></text:p>
      <table:table table:name="Tabella1" table:style-name="Tabella1">
        <table:table-column table:style-name="Tabella1.A"/>
        <table:table-column table:style-name="Tabella1.B" table:number-columns-repeated="2"/>
        <table:table-row>
          <table:table-cell table:style-name="Tabella1.A1" table:number-columns-spanned="3" office:value-type="string">
            <text:p text:style-name="P8">&lt;BASE_URL&gt;<text:span text:style-name="T9">/communicator/register/app/&lt;APP_NAME&gt;/&lt;API_KEY&gt;</text:span>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12">Description</text:p>
          </table:table-cell>
          <table:table-cell table:style-name="Tabella1.B2" table:number-columns-spanned="2" office:value-type="string">
            <text:p text:style-name="P12">Send a notification</text:p>
          </table:table-cell>
          <table:covered-table-cell/>
        </table:table-row>
        <table:table-row>
          <table:table-cell table:style-name="Tabella1.A2" office:value-type="string">
            <text:p text:style-name="P12">HTTP METHOD</text:p>
          </table:table-cell>
          <table:table-cell table:style-name="Tabella1.B2" table:number-columns-spanned="2" office:value-type="string">
            <text:p text:style-name="P7">POST</text:p>
          </table:table-cell>
          <table:covered-table-cell/>
        </table:table-row>
        <table:table-row>
          <table:table-cell table:style-name="Tabella1.A2" office:value-type="string">
            <text:p text:style-name="P12">INPUT</text:p>
          </table:table-cell>
          <table:table-cell table:style-name="Tabella1.B4" office:value-type="string">
            <text:p text:style-name="P12">APP_NAME</text:p>
          </table:table-cell>
          <table:table-cell table:style-name="Tabella1.A1" office:value-type="string">
            <text:p text:style-name="P12">name of the application</text:p>
          </table:table-cell>
        </table:table-row>
        <table:table-row>
          <table:table-cell table:style-name="Tabella1.A2" office:value-type="string">
            <text:p text:style-name="P12"/>
          </table:table-cell>
          <table:table-cell table:style-name="Tabella1.A2" office:value-type="string">
            <text:p text:style-name="P12">API_KEY</text:p>
          </table:table-cell>
          <table:table-cell table:style-name="Tabella1.B2" office:value-type="string">
            <text:p text:style-name="P12">Api key from 3<text:span text:style-name="T13">rd</text:span> party </text:p>
          </table:table-cell>
        </table:table-row>
        <table:table-row>
          <table:table-cell table:style-name="Tabella1.A2" office:value-type="string">
            <text:p text:style-name="P12"/>
          </table:table-cell>
          <table:table-cell table:style-name="Tabella1.B2" table:number-columns-spanned="2" office:value-type="string">
            <text:p text:style-name="P12"/>
          </table:table-cell>
          <table:covered-table-cell/>
        </table:table-row>
        <table:table-row>
          <table:table-cell table:style-name="Tabella1.A2" office:value-type="string">
            <text:p text:style-name="P12">OUTPUT</text:p>
          </table:table-cell>
          <table:table-cell table:style-name="Tabella1.B2" table:number-columns-spanned="2" office:value-type="string">
            <text:p text:style-name="P12"/>
          </table:table-cell>
          <table:covered-table-cell/>
        </table:table-row>
      </table:table>
      <text:p text:style-name="P2"><text:tab/></text:p>
      <text:p text:style-name="P32">Example: </text:p>
      <text:p text:style-name="P14"><text:span text:style-name="T6">POST </text:span><text:span text:style-name="T7">/communicator/register/app/test_app/AIzaSyDfJLeK-_oXCS-PlMuwVmxmE2gcBtWe-_k</text:span></text:p>
      <text:p text:style-name="P15">Host: https://vas.smartcampuslab.it </text:p>
      <text:p text:style-name="P15">Headers: AUTH_TOKEN=123testtoken123</text:p>
      <text:p text:style-name="P44">Accept: application/json</text:p>
      <text:p text:style-name="P33">4.9. Register an user to push service</text:p>
      <text:p text:style-name="P1"><text:tab/></text:p>
      <table:table table:name="Tabella2" table:style-name="Tabella2">
        <table:table-column table:style-name="Tabella2.A"/>
        <table:table-column table:style-name="Tabella2.B" table:number-columns-repeated="2"/>
        <table:table-row>
          <table:table-cell table:style-name="Tabella2.A1" table:number-columns-spanned="3" office:value-type="string">
            <text:p text:style-name="P8">&lt;BASE_URL&gt;<text:span text:style-name="T9">/communicator/register/user/&lt;APP_NAME&gt;</text:span>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12">Description</text:p>
          </table:table-cell>
          <table:table-cell table:style-name="Tabella2.B2" table:number-columns-spanned="2" office:value-type="string">
            <text:p text:style-name="P12">Send a notification</text:p>
          </table:table-cell>
          <table:covered-table-cell/>
        </table:table-row>
        <table:table-row>
          <table:table-cell table:style-name="Tabella2.A2" office:value-type="string">
            <text:p text:style-name="P12">HTTP METHOD</text:p>
          </table:table-cell>
          <table:table-cell table:style-name="Tabella2.B2" table:number-columns-spanned="2" office:value-type="string">
            <text:p text:style-name="P7">POST</text:p>
          </table:table-cell>
          <table:covered-table-cell/>
        </table:table-row>
        <table:table-row>
          <table:table-cell table:style-name="Tabella2.A2" office:value-type="string">
            <text:p text:style-name="P12">INPUT</text:p>
          </table:table-cell>
          <table:table-cell table:style-name="Tabella2.B4" office:value-type="string">
            <text:p text:style-name="P12">APP_NAME</text:p>
          </table:table-cell>
          <table:table-cell table:style-name="Tabella2.A1" office:value-type="string">
            <text:p text:style-name="P12">name of the application</text:p>
          </table:table-cell>
        </table:table-row>
        <table:table-row>
          <table:table-cell table:style-name="Tabella2.A2" office:value-type="string">
            <text:p text:style-name="P12"/>
          </table:table-cell>
          <table:table-cell table:style-name="Tabella2.A2" office:value-type="string">
            <text:p text:style-name="P12">REGISTRATION_ID</text:p>
          </table:table-cell>
          <table:table-cell table:style-name="Tabella2.B2" office:value-type="string">
            <text:p text:style-name="P12">Api key from 3<text:span text:style-name="T13">rd</text:span> party </text:p>
          </table:table-cell>
        </table:table-row>
        <table:table-row>
          <table:table-cell table:style-name="Tabella2.A2" office:value-type="string">
            <text:p text:style-name="P12"/>
          </table:table-cell>
          <table:table-cell table:style-name="Tabella2.B2" table:number-columns-spanned="2" office:value-type="string">
            <text:p text:style-name="P12"/>
          </table:table-cell>
          <table:covered-table-cell/>
        </table:table-row>
        <table:table-row>
          <table:table-cell table:style-name="Tabella2.A2" office:value-type="string">
            <text:p text:style-name="P12">OUTPUT</text:p>
          </table:table-cell>
          <table:table-cell table:style-name="Tabella2.B2" table:number-columns-spanned="2" office:value-type="string">
            <text:p text:style-name="P12"/>
          </table:table-cell>
          <table:covered-table-cell/>
        </table:table-row>
      </table:table>
      <text:p text:style-name="P2"><text:tab/></text:p>
      <text:p text:style-name="P32">Example: </text:p>
      <text:p text:style-name="P14"><text:span text:style-name="T6">POST </text:span><text:span text:style-name="T7">/communicator/register/user</text:span></text:p>
      <text:p text:style-name="P15">Host: https://vas.smartcampuslab.it </text:p>
      <text:p text:style-name="P15">Headers: AUTH_TOKEN=123testtoken123</text:p>
      <text:p text:style-name="P15">Headers: REGISTRATION_ID=123testtoken123</text:p>
      <text:p text:style-name="P44">Accept: application/j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5T17:42:23.43</meta:creation-date>
    <dc:date>2013-04-19T11:11:48.20</dc:date>
    <meta:editing-duration>PT78H43M07S</meta:editing-duration>
    <meta:editing-cycles>233</meta:editing-cycles>
    <meta:generator>OpenOffice.org/3.2$Win32 OpenOffice.org_project/320m18$Build-9502</meta:generator>
    <meta:document-statistic meta:table-count="9" meta:image-count="0" meta:object-count="0" meta:page-count="1" meta:paragraph-count="283" meta:word-count="1137" meta:character-count="8171"/>
  </office:meta>
</office:document-meta>
</file>